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CE00000281B11FB6D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2cm" svg:y="-2cm" svg:width="21.588cm" svg:height="27.919cm" draw:z-index="0"><draw:image xlink:href="Pictures/10000000000001CE00000281B11FB6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Paroczai</meta:initial-creator>
    <meta:creation-date>2025-06-23T19:10:11.22</meta:creation-date>
    <meta:document-statistic meta:table-count="0" meta:image-count="1" meta:object-count="0" meta:page-count="1" meta:paragraph-count="0" meta:word-count="0" meta:character-count="0"/>
    <dc:date>2025-06-23T19:14:07.80</dc:date>
    <dc:creator>Paul Paroczai</dc:creator>
    <meta:editing-duration>PT3M57S</meta:editing-duration>
    <meta:editing-cycles>1</meta:editing-cycles>
    <meta:generator>OpenOffice/4.1.15$Win32 OpenOffice.org_project/4115m2$Build-9813</meta:generator>
  </office:meta>
</office:document-meta>
</file>